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44082" officeooo:paragraph-rsid="00144082"/>
    </style:style>
    <style:style style:name="P2" style:family="paragraph" style:parent-style-name="Text_20_body">
      <style:text-properties officeooo:rsid="00144082" officeooo:paragraph-rsid="001b1ef1"/>
    </style:style>
    <style:style style:name="P3" style:family="paragraph" style:parent-style-name="Text_20_body">
      <style:text-properties fo:language="en" fo:country="US" officeooo:rsid="00158d14" officeooo:paragraph-rsid="00158d14"/>
    </style:style>
    <style:style style:name="P4" style:family="paragraph" style:parent-style-name="Text_20_body">
      <style:text-properties fo:language="en" fo:country="US" officeooo:rsid="00158d14" officeooo:paragraph-rsid="00144082"/>
    </style:style>
    <style:style style:name="P5" style:family="paragraph" style:parent-style-name="Text_20_body">
      <style:text-properties fo:language="bg" fo:country="BG" officeooo:rsid="00144082" officeooo:paragraph-rsid="00144082"/>
    </style:style>
    <style:style style:name="P6" style:family="paragraph" style:parent-style-name="Text_20_body">
      <style:text-properties fo:language="bg" fo:country="BG" officeooo:rsid="00144082" officeooo:paragraph-rsid="0017074e"/>
    </style:style>
    <style:style style:name="P7" style:family="paragraph" style:parent-style-name="Text_20_body">
      <style:text-properties fo:language="bg" fo:country="BG" officeooo:rsid="0018917d" officeooo:paragraph-rsid="0018917d"/>
    </style:style>
    <style:style style:name="P8" style:family="paragraph" style:parent-style-name="Standard">
      <style:text-properties fo:language="en" fo:country="US" officeooo:rsid="0017074e" officeooo:paragraph-rsid="0017074e"/>
    </style:style>
    <style:style style:name="P9" style:family="paragraph" style:parent-style-name="Table_20_Contents">
      <style:text-properties fo:language="en" fo:country="US" officeooo:rsid="00158d14" officeooo:paragraph-rsid="00158d14"/>
    </style:style>
    <style:style style:name="P10" style:family="paragraph" style:parent-style-name="Table_20_Contents">
      <style:text-properties fo:language="en" fo:country="US" officeooo:rsid="00158d14" officeooo:paragraph-rsid="0018917d"/>
    </style:style>
    <style:style style:name="P11" style:family="paragraph" style:parent-style-name="Table_20_Contents">
      <style:text-properties fo:language="en" fo:country="US" fo:font-weight="bold" officeooo:rsid="00158d14" officeooo:paragraph-rsid="00158d14" style:font-weight-asian="bold" style:font-weight-complex="bold"/>
    </style:style>
    <style:style style:name="P12" style:family="paragraph" style:parent-style-name="Table_20_Contents">
      <style:text-properties fo:language="en" fo:country="US" officeooo:rsid="0017074e" officeooo:paragraph-rsid="0017074e"/>
    </style:style>
    <style:style style:name="P13" style:family="paragraph" style:parent-style-name="Table_20_Contents">
      <style:text-properties fo:language="en" fo:country="US" officeooo:rsid="0018917d" officeooo:paragraph-rsid="0018917d"/>
    </style:style>
    <style:style style:name="P14" style:family="paragraph" style:parent-style-name="Table_20_Contents">
      <style:text-properties fo:font-weight="bold" officeooo:rsid="00158d14" officeooo:paragraph-rsid="00158d14" style:font-weight-asian="bold" style:font-weight-complex="bold"/>
    </style:style>
    <style:style style:name="P15" style:family="paragraph" style:parent-style-name="Table_20_Contents">
      <style:text-properties fo:language="bg" fo:country="BG" officeooo:rsid="0018917d" officeooo:paragraph-rsid="0018917d"/>
    </style:style>
    <style:style style:name="P16" style:family="paragraph" style:parent-style-name="Table_20_Contents">
      <style:text-properties officeooo:rsid="0017074e" officeooo:paragraph-rsid="0017074e"/>
    </style:style>
    <style:style style:name="P17" style:family="paragraph" style:parent-style-name="Table_20_Contents">
      <style:text-properties officeooo:rsid="0018917d" officeooo:paragraph-rsid="0018917d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18917d"/>
    </style:style>
    <style:style style:name="T3" style:family="text">
      <style:text-properties fo:language="bg" fo:country="BG" officeooo:rsid="0019f35a"/>
    </style:style>
    <style:style style:name="T4" style:family="text">
      <style:text-properties fo:language="bg" fo:country="BG" officeooo:rsid="001b1ef1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7074e"/>
    </style:style>
    <style:style style:name="T7" style:family="text">
      <style:text-properties fo:language="en" fo:country="US" officeooo:rsid="001b1ef1"/>
    </style:style>
    <style:style style:name="T8" style:family="text">
      <style:text-properties officeooo:rsid="0017074e"/>
    </style:style>
    <style:style style:name="T9" style:family="text">
      <style:text-properties officeooo:rsid="0018917d"/>
    </style:style>
    <style:style style:name="T10" style:family="text">
      <style:text-properties officeooo:rsid="0019f3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launcheTestsDB <text:span text:style-name="T1">Задание</text:span></text:p>
      <text:p text:style-name="P1"><text:span text:style-name="T1">0. Създаване на </text:span><text:span text:style-name="T5">MongoDB </text:span><text:span text:style-name="T1">база данни</text:span></text:p>
      <text:p text:style-name="P1"><text:span text:style-name="T1">Трябва да съдържа юзери, тестове и места (всичко без организации)</text:span></text:p>
      <text:p text:style-name="P1"><text:span text:style-name="T1">1. Зареждеане на организации от зипнати екселски файлове в </text:span><text:span text:style-name="T5">SQL Server</text:span></text:p>
      <text:p text:style-name="P2"><text:span text:style-name="T5">- </text:span><text:span text:style-name="T4">Създаване на </text:span><text:span text:style-name="T5">SQL Server </text:span><text:span text:style-name="T4">база данни, добавсяне в </text:span><text:span text:style-name="T7">C# </text:span><text:span text:style-name="T4">проект с</text:span><text:span text:style-name="T7"> ADO.NET</text:span></text:p>
      <text:p text:style-name="P1"><text:span text:style-name="T5">- </text:span><text:span text:style-name="T1">Експортиране на данните от </text:span><text:span text:style-name="T5">MongoDB </text:span><text:span text:style-name="T1">(задача 0)</text:span></text:p>
      <text:p text:style-name="P1"><text:span text:style-name="T5">- </text:span><text:span text:style-name="T1">Зареждане на информация от „</text:span><text:span text:style-name="T5">Organisations-new-members.zip</text:span><text:span text:style-name="T1">“</text:span></text:p>
      <text:p text:style-name="P5">Пример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4">Планинсла Спасителна Служба (ПСС)</text:p>
          </table:table-cell>
        </table:table-row>
        <table:table-row>
          <table:table-cell table:style-name="Table1.A2" office:value-type="string">
            <text:p text:style-name="P11">UserID</text:p>
          </table:table-cell>
        </table:table-row>
        <table:table-row>
          <table:table-cell table:style-name="Table1.A2" office:value-type="string">
            <text:p text:style-name="P9">879UYGTU45-R5H9IJUEF-5BGFG5</text:p>
          </table:table-cell>
        </table:table-row>
        <table:table-row>
          <table:table-cell table:style-name="Table1.A2" office:value-type="string">
            <text:p text:style-name="Table_20_Contents">...</text:p>
          </table:table-cell>
        </table:table-row>
      </table:table>
      <text:p text:style-name="P5"/>
      <text:p text:style-name="P5">4. <text:span text:style-name="T5">JSON </text:span>Доклади</text:p>
      <text:p text:style-name="P6">- Създаване на <text:span text:style-name="T5">JSON </text:span>доклад <text:span text:style-name="T8">за всеки потребител</text:span> <text:span text:style-name="T8">от </text:span><text:span text:style-name="T6">MS SQL Server </text:span><text:span text:style-name="T8">(задача 1)</text:span></text:p>
      <text:p text:style-name="P5">Пример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[userId].json</text:p>
          </table:table-cell>
        </table:table-row>
        <table:table-row>
          <table:table-cell table:style-name="Table2.A2" office:value-type="string">
            <text:p text:style-name="P9">{</text:p>
            <text:p text:style-name="P9"><text:s text:c="5"/>“user-id” : [userId]</text:p>
            <text:p text:style-name="P9"><text:s text:c="5"/>“user-name” : “<text:span text:style-name="T1">Пешо Лудия</text:span>”,</text:p>
            <text:p text:style-name="P9"><text:s text:c="5"/>“user-organisations” : [<text:span text:style-name="T1">„ПСС“, „БАСЕС“</text:span>],</text:p>
            <text:p text:style-name="P9">}</text:p>
          </table:table-cell>
        </table:table-row>
      </table:table>
      <text:p text:style-name="P4"/>
      <text:p text:style-name="P5">- Запазване на докладите в <text:span text:style-name="T5">MySQL </text:span><text:span text:style-name="T8">с юзери и организации</text:span></text:p>
      <text:p text:style-name="P5">Трябва да съдържа юзери и организации.</text:p>
      <text:p text:style-name="P3">5. <text:span text:style-name="T1">Добавяне на информация от </text:span>XML <text:span text:style-name="T1">файл</text:span></text:p>
      <text:p text:style-name="P3"><text:span text:style-name="T1">- </text:span><text:span text:style-name="T2">зареждане на данните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>Примерен файл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2">Places.xml</text:p>
          </table:table-cell>
        </table:table-row>
        <table:table-row>
          <table:table-cell table:style-name="Table3.A2" office:value-type="string">
            <text:p text:style-name="P16">&lt;?xml version="1.0" encoding="UTF-8"?&gt;</text:p>
            <text:p text:style-name="P12">&lt;places&gt;</text:p>
            <text:p text:style-name="P12"><text:s text:c="4"/>&lt;place name=”Rila”&gt;</text:p>
            <text:p text:style-name="P12"><text:s text:c="8"/><text:span text:style-name="T1">&lt;</text:span>gps-point&gt; <text:s text:c="2"/>//<text:span text:style-name="T1">поне 3 точки </text:span><text:span text:style-name="T3">или 0</text:span></text:p>
            <text:p text:style-name="P12"><text:s text:c="12"/>&lt;latitude&gt;42.7883754853&lt;/latitude&gt;</text:p>
            <text:p text:style-name="P12"><text:s text:c="12"/>&lt;longitude&gt;42.7883754853&lt;/longitude&gt;</text:p>
            <text:p text:style-name="P12"><text:s text:c="12"/>&lt;elevation&gt;0&lt;/elevation&gt;// <text:span text:style-name="T1">ако може без това</text:span></text:p>
            <text:p text:style-name="P12"><text:s text:c="8"/><text:span text:style-name="T1">&lt;</text:span>gps-point&gt;</text:p>
            <text:p text:style-name="P8"><text:span text:style-name="T1"><text:s text:c="9"/>&lt;</text:span>gps-point&gt; </text:p>
            <text:p text:style-name="P12"><text:s text:c="12"/>&lt;latitude&gt;42.7883754853&lt;/latitude&gt;</text:p>
            <text:p text:style-name="P12"><text:s text:c="12"/>&lt;longitude&gt;42.7883754853&lt;/longitude&gt;</text:p>
            <text:p text:style-name="P12"><text:s text:c="12"/>&lt;elevation&gt;0&lt;/elevation&gt;</text:p>
            <text:p text:style-name="P12"><text:s text:c="8"/><text:span text:style-name="T1">&lt;</text:span>gps-point&gt;</text:p>
            <text:p text:style-name="P12"><text:s text:c="8"/>…</text:p>
            <text:p text:style-name="P12"><text:s text:c="4"/>&lt;/place</text:p>
            <text:p text:style-name="P12"><text:s text:c="4"/>&lt;place name=”Vitosha”&gt;</text:p>
            <text:p text:style-name="P12"><text:s text:c="8"/><text:span text:style-name="T1">&lt;</text:span>gps-point&gt; </text:p>
            <text:p text:style-name="P12"><text:s text:c="12"/>&lt;latitude&gt;42.7883754853&lt;/latitude&gt;</text:p>
            <text:p text:style-name="P12"><text:s text:c="12"/>&lt;longitude&gt;42.7883754853&lt;/longitude&gt;</text:p>
            <text:p text:style-name="P12"><text:s text:c="12"/>&lt;elevation&gt;0&lt;/elevation&gt;// <text:span text:style-name="T1">ако може без това</text:span></text:p>
            <text:p text:style-name="P12"><text:s text:c="8"/><text:span text:style-name="T1">&lt;</text:span>gps-point&gt;</text:p>
            <text:p text:style-name="P8"><text:span text:style-name="T1"><text:s text:c="9"/>&lt;</text:span>gps-point&gt; </text:p>
            <text:p text:style-name="P12"><text:s text:c="12"/>&lt;latitude&gt;42.7883754853&lt;/latitude&gt;</text:p>
            <text:p text:style-name="P12"><text:s text:c="12"/>&lt;longitude&gt;42.7883754853&lt;/longitude&gt;</text:p>
            <text:p text:style-name="P12"><text:s text:c="12"/>&lt;elevation&gt;0&lt;/elevation&gt;</text:p>
            <text:p text:style-name="P12"><text:s text:c="8"/><text:span text:style-name="T1">&lt;</text:span>gps-point&gt;</text:p>
            <text:p text:style-name="P12"><text:s text:c="8"/>…</text:p>
            <text:p text:style-name="P12"><text:s text:c="4"/>&lt;/place</text:p>
            <text:p text:style-name="P12">&lt;/places&gt;</text:p>
          </table:table-cell>
        </table:table-row>
      </table:table>
      <text:p text:style-name="P3"><text:span text:style-name="T1"/></text:p>
      <text:p text:style-name="P3"><text:span text:style-name="T1">- Запазване на данните в </text:span><text:span text:style-name="T9">SQL Server </text:span><text:span text:style-name="T2">и </text:span><text:span text:style-name="T9">MongoDB</text:span></text:p>
      <text:p text:style-name="P7">6. Създаване на ексел доклад (доклад за продажби)</text:p>
      <text:p text:style-name="P7">- Зареждане на данни от <text:span text:style-name="T5">SQLite</text:span></text:p>
      <text:p text:style-name="P7"><text:span text:style-name="T5">- </text:span>Зареждане на данни от <text:span text:style-name="T5">MySQL</text:span></text:p>
      <text:p text:style-name="P7"><text:span text:style-name="T5">- </text:span>Генериране на таблица</text:p>
      <text:p text:style-name="P7">Пример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3">User Name</text:p>
          </table:table-cell>
          <table:table-cell table:style-name="Table4.A1" office:value-type="string">
            <text:p text:style-name="P13">Organisations</text:p>
          </table:table-cell>
          <table:table-cell table:style-name="Table4.C1" office:value-type="string">
            <text:p text:style-name="P13">Purchases Total in USD</text:p>
          </table:table-cell>
        </table:table-row>
        <table:table-row>
          <table:table-cell table:style-name="Table4.A2" office:value-type="string">
            <text:p text:style-name="P15">Пешо Лудия</text:p>
          </table:table-cell>
          <table:table-cell table:style-name="Table4.A2" office:value-type="string">
            <text:p text:style-name="P10"><text:span text:style-name="T1">ПСС, БАСЕС</text:span></text:p>
          </table:table-cell>
          <table:table-cell table:style-name="Table4.C2" office:value-type="string">
            <text:p text:style-name="P17">4084.53</text:p>
          </table:table-cell>
        </table:table-row>
        <table:table-row>
          <table:table-cell table:style-name="Table4.A2" office:value-type="string">
            <text:p text:style-name="P17">Иван Иванов Иванов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17">0.00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7:07:32.086000000</meta:creation-date>
    <dc:date>2015-10-09T18:27:04.078000000</dc:date>
    <meta:editing-duration>PT32M20S</meta:editing-duration>
    <meta:editing-cycles>3</meta:editing-cycles>
    <meta:generator>LibreOffice/5.0.2.2$Windows_x86 LibreOffice_project/37b43f919e4de5eeaca9b9755ed688758a8251fe</meta:generator>
    <meta:document-statistic meta:table-count="4" meta:image-count="0" meta:object-count="0" meta:page-count="2" meta:paragraph-count="70" meta:word-count="222" meta:character-count="1993" meta:non-whitespace-character-count="1579"/>
  </office:meta>
</office:document-meta>
</file>